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Source Code Pro" svg:font-family="'Source Code Pr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/>
    </style:style>
    <style:style style:name="P2" style:family="paragraph" style:parent-style-name="Standard">
      <style:text-properties fo:color="#808080" style:font-name="Source Code Pr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se input file</text:p>
      <text:p text:style-name="P1">set up genetic algorithm objects </text:p>
      <text:p text:style-name="P1"><text:tab/>individual object with specified chromosomes</text:p>
      <text:p text:style-name="P1"><text:tab/>scoring object with specified objectives</text:p>
      <text:p text:style-name="P1"></text:p>
      <text:p text:style-name="P1">generate random population</text:p>
      <text:p text:style-name="P1">open protein</text:p>
      <text:p text:style-name="P1">create virtual library of ligands</text:p>
      <text:p text:style-name="P1"></text:p>
      <text:p text:style-name="P2"># begin genetic algorithm</text:p>
      <text:p text:style-name="P1">for generation in generations:</text:p>
      <text:p text:style-name="P1"><text:tab/>for each individual in population:</text:p>
      <text:p text:style-name="P1"><text:tab/><text:tab/>mutate and crossover with requested probabilities</text:p>
      <text:p text:style-name="P1"></text:p>
      <text:p text:style-name="P1"><text:tab/><text:tab/>request ligand from library </text:p>
      <text:p text:style-name="P1"><text:tab/><text:tab/><text:tab/>or create it if it has not been requested before</text:p>
      <text:p text:style-name="P1"><text:tab/><text:tab/>adjust torsion angles</text:p>
      <text:p text:style-name="P1"><text:tab/><text:tab/>adjust position and orientation</text:p>
      <text:p text:style-name="P1"><text:tab/><text:tab/>if input contains rotamer or mutation info:</text:p>
      <text:p text:style-name="P1"><text:tab/><text:tab/><text:tab/>apply rotamers and/or mutations</text:p>
      <text:p text:style-name="P1"></text:p>
      <text:p text:style-name="P1"><text:tab/><text:tab/>select ligand and all atoms within 10A</text:p>
      <text:p text:style-name="P1"><text:tab/><text:tab/>for each objective in scoring object:</text:p>
      <text:p text:style-name="P1"><text:tab/><text:tab/><text:tab/>evaluate</text:p>
      <text:p text:style-name="P1"><text:tab/><text:tab/><text:tab/>add score to scoring array</text:p>
      <text:p text:style-name="P1"></text:p>
      <text:p text:style-name="P1"><text:tab/><text:tab/>update multiobjective scoring array</text:p>
      <text:p text:style-name="P1"></text:p>
      <text:p text:style-name="P1"><text:tab/>create tournament</text:p>
      <text:p text:style-name="P1"><text:tab/>update population with selected individuals</text:p>
      <text:p text:style-name="P1"/>
      <text:p text:style-name="P1">render non-dominated individuals of final population into mol2 files</text:p>
      <text:p text:style-name="P1">create output info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Source Code Pro" svg:font-family="'Source Code Pr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1in" fo:page-height="7in" style:num-format="1" style:print-orientation="portrait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8:07:27</meta:creation-date>
    <dc:date>2014-08-28T18:16:13</dc:date>
    <meta:editing-duration>PT5M3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2" meta:word-count="122" meta:character-count="901" meta:non-whitespace-character-count="741"/>
  </office:meta>
</office:document-meta>
</file>